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Metadata.ItemMetadata( String type , Set &lt; String &gt; stereo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temMetadata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Metadata.getStereo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